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1"/>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fo:font-size="14pt"/>
    </style:style>
    <style:style style:name="T6" style:family="text">
      <style:text-properties style:font-name="Verdana1" fo:font-size="14pt" style:text-underline-style="solid" style:text-underline-width="auto" style:text-underline-color="font-color" fo:font-weight="bold"/>
    </style:style>
    <style:style style:name="T7" style:family="text">
      <style:text-properties style:font-name="Verdana1" style:text-underline-style="solid" style:text-underline-width="auto" style:text-underline-color="font-color" fo:font-weight="bold"/>
    </style:style>
    <style:style style:name="T8" style:family="text">
      <style:text-properties fo:font-size="14pt" fo:font-weight="bold"/>
    </style:style>
    <style:style style:name="T9" style:family="text">
      <style:text-properties fo:color="#800000" style:font-name="Verdana1"/>
    </style:style>
    <style:style style:name="T10" style:family="text">
      <style:text-properties fo:color="#800000" style:font-name="Verdana1" fo:font-size="14pt" fo:font-weight="bold"/>
    </style:style>
    <style:style style:name="T11" style:family="text">
      <style:text-properties fo:color="#8000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Cajun Chicken – For the Freezer<text:line-break/></text:span><text:span text:style-name="T2">2 ½ to 3lbs chicken pieces (such as legs, thighs or breasts)<text:line-break/>1 small onion, chopped<text:line-break/>½ green pepper, chopped</text:span><text:line-break/><text:span text:style-name="T2">2T olive oil</text:span><text:line-break/><text:span text:style-name="T2">1 t (heaping) minced garlic<text:line-break/>1 can (14oz) diced tomatoes<text:line-break/>1T red wine vinegar<text:line-break/>1t dried basil<text:line-break/>½ t salt<text:line-break/>½ pepper<text:line-break/>1 to 3t hot pepper sauce (such as the brand Tabasco), optional</text:span></text:p>
      <text:p text:style-name="P1"><text:line-break/>Put chicken pieces in a gallon size zip type bag.  chop up veggies. In a small bowl assemble sauce ingredients.. Label and freeze. The night before you want to serve this meal take it out of the freezer and let it defrost in the fridge. The chicken will marinate in the seasonings as it defrosts. To cook pour contents of bag into a large pan (11x15 size) and bake at 350 until chicken is done. This can take anywhere from 45 minutes to an hour depending on the type of chicken pieces used. Serve with mashed potatoes or cornbread and a sala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20:17.58</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2" meta:word-count="165" meta:character-count="869"/>
  </office:meta>
</office:document-meta>
</file>